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probablility to connect</text:p>
          </table:table-cell>
          <table:table-cell office:value-type="string">
            <text:p>lambda</text:p>
          </table:table-cell>
          <table:table-cell/>
          <table:table-cell office:value-type="float" office:value="1">
            <text:p>1</text:p>
          </table:table-cell>
          <table:table-cell table:formula="of:=EXP([.E6])" office:value-type="float" office:value="2.71828182845904">
            <text:p>2.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EXP(-[.A7]/[.C7])" office:value-type="float" office:value="1">
            <text:p>1.0000000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EXP(-[.A8]/[.C8])" office:value-type="float" office:value="0.367879441171442">
            <text:p>0.367879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EXP(-[.A9]/[.C9])" office:value-type="float" office:value="0.135335283236613">
            <text:p>0.1353353</text:p>
          </table:table-cell>
          <table:table-cell table:formula="of:=+[.C8]" office:value-type="float" office:value="1">
            <text:p>1</text:p>
          </table:table-cell>
          <table:table-cell>
            <draw:frame table:end-cell-address="Sheet1.K37" table:end-x="1.902cm" table:end-y="0.376cm" draw:z-index="0" draw:style-name="gr1" svg:width="15.688cm" svg:height="12.72cm" svg:x="2.021cm" svg:y="0.301cm">
              <draw:object draw:notify-on-update-of-ranges="Sheet1.A6:Sheet1.A6 Sheet1.A7:Sheet1.A59 Sheet1.B6:Sheet1.B6 Sheet1.B7:Sheet1.B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EXP(-[.A10]/[.C10])" office:value-type="float" office:value="0.049787068367864">
            <text:p>0.0497871</text:p>
          </table:table-cell>
          <table:table-cell table:formula="of:=+[.C9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EXP(-[.A11]/[.C11])" office:value-type="float" office:value="0.0183156388887342">
            <text:p>0.0183156</text:p>
          </table:table-cell>
          <table:table-cell table:formula="of:=+[.C10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EXP(-[.A12]/[.C12])" office:value-type="float" office:value="0.00673794699908547">
            <text:p>0.0067379</text:p>
          </table:table-cell>
          <table:table-cell table:formula="of:=+[.C1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EXP(-[.A13]/[.C13])" office:value-type="float" office:value="0.00247875217666636">
            <text:p>0.0024788</text:p>
          </table:table-cell>
          <table:table-cell table:formula="of:=+[.C12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EXP(-[.A14]/[.C14])" office:value-type="float" office:value="0.000911881965554516">
            <text:p>0.0009119</text:p>
          </table:table-cell>
          <table:table-cell table:formula="of:=+[.C13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EXP(-[.A15]/[.C15])" office:value-type="float" office:value="0.000335462627902512">
            <text:p>0.0003355</text:p>
          </table:table-cell>
          <table:table-cell table:formula="of:=+[.C14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EXP(-[.A16]/[.C16])" office:value-type="float" office:value="0.00012340980408668">
            <text:p>0.0001234</text:p>
          </table:table-cell>
          <table:table-cell table:formula="of:=+[.C15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EXP(-[.A17]/[.C17])" office:value-type="float" office:value="0.0000453999297624849">
            <text:p>0.0000454</text:p>
          </table:table-cell>
          <table:table-cell table:formula="of:=+[.C16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EXP(-[.A18]/[.C18])" office:value-type="float" office:value="0.0000167017007902457">
            <text:p>0.0000167</text:p>
          </table:table-cell>
          <table:table-cell table:formula="of:=+[.C17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EXP(-[.A19]/[.C19])" office:value-type="float" office:value="0.00000614421235332821">
            <text:p>0.0000061</text:p>
          </table:table-cell>
          <table:table-cell table:formula="of:=+[.C18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EXP(-[.A20]/[.C20])" office:value-type="float" office:value="0.00000226032940698105">
            <text:p>0.0000023</text:p>
          </table:table-cell>
          <table:table-cell table:formula="of:=+[.C19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EXP(-[.A21]/[.C21])" office:value-type="float" office:value="0.000000831528719103568">
            <text:p>0.0000008</text:p>
          </table:table-cell>
          <table:table-cell table:formula="of:=+[.C20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EXP(-[.A22]/[.C22])" office:value-type="float" office:value="0.000000305902320501826">
            <text:p>0.0000003</text:p>
          </table:table-cell>
          <table:table-cell table:formula="of:=+[.C2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EXP(-[.A23]/[.C23])" office:value-type="float" office:value="0.000000112535174719259">
            <text:p>0.0000001</text:p>
          </table:table-cell>
          <table:table-cell table:formula="of:=+[.C22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EXP(-[.A24]/[.C24])" office:value-type="float" office:value="0.0000000413993771878517">
            <text:p>0.0000000</text:p>
          </table:table-cell>
          <table:table-cell table:formula="of:=+[.C23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EXP(-[.A25]/[.C25])" office:value-type="float" office:value="0.0000000152299797447126">
            <text:p>0.0000000</text:p>
          </table:table-cell>
          <table:table-cell table:formula="of:=+[.C24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EXP(-[.A26]/[.C26])" office:value-type="float" office:value="0.00000000560279643753727">
            <text:p>0.0000000</text:p>
          </table:table-cell>
          <table:table-cell table:formula="of:=+[.C25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EXP(-[.A27]/[.C27])" office:value-type="float" office:value="0.00000000206115362243856">
            <text:p>0.0000000</text:p>
          </table:table-cell>
          <table:table-cell table:formula="of:=+[.C26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EXP(-[.A28]/[.C28])" office:value-type="float" office:value="0.000000000758256042791191">
            <text:p>0.0000000</text:p>
          </table:table-cell>
          <table:table-cell table:formula="of:=+[.C27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EXP(-[.A29]/[.C29])" office:value-type="float" office:value="0.000000000278946809286892">
            <text:p>0.0000000</text:p>
          </table:table-cell>
          <table:table-cell table:formula="of:=+[.C28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EXP(-[.A30]/[.C30])" office:value-type="float" office:value="0.000000000102618796317019">
            <text:p>0.0000000</text:p>
          </table:table-cell>
          <table:table-cell table:formula="of:=+[.C29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EXP(-[.A31]/[.C31])" office:value-type="float" office:value="0.000000000037751345442791">
            <text:p>0.0000000</text:p>
          </table:table-cell>
          <table:table-cell table:formula="of:=+[.C30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EXP(-[.A32]/[.C32])" office:value-type="float" office:value="0.000000000013887943864964">
            <text:p>0.0000000</text:p>
          </table:table-cell>
          <table:table-cell table:formula="of:=+[.C3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EXP(-[.A33]/[.C33])" office:value-type="float" office:value="0.00000000000510908902806333">
            <text:p>0.0000000</text:p>
          </table:table-cell>
          <table:table-cell table:formula="of:=+[.C32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EXP(-[.A34]/[.C34])" office:value-type="float" office:value="0.00000000000187952881653908">
            <text:p>0.0000000</text:p>
          </table:table-cell>
          <table:table-cell table:formula="of:=+[.C33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EXP(-[.A35]/[.C35])" office:value-type="float" office:value="0.00000000000069144001069402">
            <text:p>0.0000000</text:p>
          </table:table-cell>
          <table:table-cell table:formula="of:=+[.C34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EXP(-[.A36]/[.C36])" office:value-type="float" office:value="0.000000000000254366564737692">
            <text:p>0.0000000</text:p>
          </table:table-cell>
          <table:table-cell table:formula="of:=+[.C35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EXP(-[.A37]/[.C37])" office:value-type="float" office:value="0.0000000000000935762296884018">
            <text:p>0.0000000</text:p>
          </table:table-cell>
          <table:table-cell table:formula="of:=+[.C36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EXP(-[.A38]/[.C38])" office:value-type="float" office:value="0.0000000000000344247710846998">
            <text:p>0.0000000</text:p>
          </table:table-cell>
          <table:table-cell table:formula="of:=+[.C37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EXP(-[.A39]/[.C39])" office:value-type="float" office:value="0.0000000000000126641655490942">
            <text:p>0.0000000</text:p>
          </table:table-cell>
          <table:table-cell table:formula="of:=+[.C38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EXP(-[.A40]/[.C40])" office:value-type="float" office:value="4.6588861451034E-015">
            <text:p>0.0000000</text:p>
          </table:table-cell>
          <table:table-cell table:formula="of:=+[.C39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EXP(-[.A41]/[.C41])" office:value-type="float" office:value="1.71390843154201E-015">
            <text:p>0.0000000</text:p>
          </table:table-cell>
          <table:table-cell table:formula="of:=+[.C40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EXP(-[.A42]/[.C42])" office:value-type="float" office:value="6.30511676014699E-016">
            <text:p>0.0000000</text:p>
          </table:table-cell>
          <table:table-cell table:formula="of:=+[.C4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EXP(-[.A43]/[.C43])" office:value-type="float" office:value="2.31952283024357E-016">
            <text:p>0.0000000</text:p>
          </table:table-cell>
          <table:table-cell table:formula="of:=+[.C42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EXP(-[.A44]/[.C44])" office:value-type="float" office:value="8.53304762574406E-017">
            <text:p>0.0000000</text:p>
          </table:table-cell>
          <table:table-cell table:formula="of:=+[.C43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EXP(-[.A45]/[.C45])" office:value-type="float" office:value="3.13913279204803E-017">
            <text:p>0.0000000</text:p>
          </table:table-cell>
          <table:table-cell table:formula="of:=+[.C44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EXP(-[.A46]/[.C46])" office:value-type="float" office:value="1.15482241730158E-017">
            <text:p>0.0000000</text:p>
          </table:table-cell>
          <table:table-cell table:formula="of:=+[.C45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EXP(-[.A47]/[.C47])" office:value-type="float" office:value="4.24835425529159E-018">
            <text:p>0.0000000</text:p>
          </table:table-cell>
          <table:table-cell table:formula="of:=+[.C46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EXP(-[.A48]/[.C48])" office:value-type="float" office:value="1.56288218933499E-018">
            <text:p>0.0000000</text:p>
          </table:table-cell>
          <table:table-cell table:formula="of:=+[.C47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EXP(-[.A49]/[.C49])" office:value-type="float" office:value="5.74952226429356E-019">
            <text:p>0.0000000</text:p>
          </table:table-cell>
          <table:table-cell table:formula="of:=+[.C48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EXP(-[.A50]/[.C50])" office:value-type="float" office:value="2.11513103759108E-019">
            <text:p>0.0000000</text:p>
          </table:table-cell>
          <table:table-cell table:formula="of:=+[.C49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EXP(-[.A51]/[.C51])" office:value-type="float" office:value="7.7811322411338E-020">
            <text:p>0.0000000</text:p>
          </table:table-cell>
          <table:table-cell table:formula="of:=+[.C50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EXP(-[.A52]/[.C52])" office:value-type="float" office:value="2.86251858054939E-020">
            <text:p>0.0000000</text:p>
          </table:table-cell>
          <table:table-cell table:formula="of:=+[.C5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EXP(-[.A53]/[.C53])" office:value-type="float" office:value="1.05306173575538E-020">
            <text:p>0.0000000</text:p>
          </table:table-cell>
          <table:table-cell table:formula="of:=+[.C52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EXP(-[.A54]/[.C54])" office:value-type="float" office:value="3.87399762868719E-021">
            <text:p>0.0000000</text:p>
          </table:table-cell>
          <table:table-cell table:formula="of:=+[.C53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EXP(-[.A55]/[.C55])" office:value-type="float" office:value="1.42516408274094E-021">
            <text:p>0.0000000</text:p>
          </table:table-cell>
          <table:table-cell table:formula="of:=+[.C54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EXP(-[.A56]/[.C56])" office:value-type="float" office:value="5.24288566336346E-022">
            <text:p>0.0000000</text:p>
          </table:table-cell>
          <table:table-cell table:formula="of:=+[.C55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EXP(-[.A57]/[.C57])" office:value-type="float" office:value="1.92874984796392E-022">
            <text:p>0.0000000</text:p>
          </table:table-cell>
          <table:table-cell table:formula="of:=+[.C56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EXP(-[.A58]/[.C58])" office:value-type="float" office:value="7.0954741622847E-023">
            <text:p>0.0000000</text:p>
          </table:table-cell>
          <table:table-cell table:formula="of:=+[.C57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EXP(-[.A59]/[.C59])" office:value-type="float" office:value="2.6102790696677E-023">
            <text:p>0.0000000</text:p>
          </table:table-cell>
          <table:table-cell table:formula="of:=+[.C58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EXP(-[.A60]/[.C60])" office:value-type="float" office:value="9.60268005450868E-024">
            <text:p>0.0000000</text:p>
          </table:table-cell>
          <table:table-cell table:formula="of:=+[.C59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EXP(-[.A61]/[.C61])" office:value-type="float" office:value="3.53262857220081E-024">
            <text:p>0.0000000</text:p>
          </table:table-cell>
          <table:table-cell table:formula="of:=+[.C60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EXP(-[.A62]/[.C62])" office:value-type="float" office:value="1.2995814250075E-024">
            <text:p>0.0000000</text:p>
          </table:table-cell>
          <table:table-cell table:formula="of:=+[.C61]" office:value-type="float" office:value="1">
            <text:p>1</text:p>
          </table:table-cell>
          <table:table-cell table:number-columns-repeated="3"/>
        </table:table-row>
        <table:table-row table:style-name="ro1" table:number-rows-repeated="654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17/09/2011</text:date>, <text:time>22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17T22:18:21.92</meta:creation-date>
    <dc:date>2011-09-17T22:27:52.20</dc:date>
    <meta:editing-duration>PT00H09M32S</meta:editing-duration>
    <meta:editing-cycles>1</meta:editing-cycles>
    <meta:document-statistic meta:table-count="3" meta:cell-count="173" meta:object-count="1"/>
    <meta:generator>OpenOffice.org/3.1$Win32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7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689cm" svg:height="12.721cm" chart:class="chart:scatter" chart:style-name="ch1">
        <chart:legend chart:legend-position="end" svg:x="11.948cm" svg:y="6.052cm" chart:style-name="ch2"/>
        <chart:plot-area chart:style-name="ch3" table:cell-range-address="Sheet1.A6:Sheet1.B59" chart:data-source-has-labels="row" svg:x="0.313cm" svg:y="0.254cm" svg:width="11.323cm" svg:height="11.95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59" chart:label-cell-address="Sheet1.B6:Sheet1.B6" chart:class="chart:scatter">
            <chart:domain table:cell-range-address="Sheet1.A7:Sheet1.A59"/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6:Sheet1.B6">probablility to connec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7:Sheet1.A59">0</text:p>
              </table:table-cell>
              <table:table-cell office:value-type="float" office:value="1">
                <text:p text:id="Sheet1.B7:Sheet1.B5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9787068367864">
                <text:p>0.049787068367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83156388887342">
                <text:p>0.0183156388887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673794699908547">
                <text:p>0.00673794699908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247875217666636">
                <text:p>0.00247875217666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911881965554516">
                <text:p>0.000911881965554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335462627902512">
                <text:p>0.000335462627902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12340980408668">
                <text:p>0.00012340980408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0453999297624849">
                <text:p>0.0000453999297624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0167017007902457">
                <text:p>0.0000167017007902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0614421235332821">
                <text:p>0.00000614421235332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00226032940698105">
                <text:p>0.00000226032940698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000831528719103568">
                <text:p>0.000000831528719103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00305902320501826">
                <text:p>0.000000305902320501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000112535174719259">
                <text:p>0.000000112535174719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0000413993771878517">
                <text:p>0.0000000413993771878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0000152299797447126">
                <text:p>0.0000000152299797447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0000560279643753727">
                <text:p>0.000000005602796437537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00000206115362243856">
                <text:p>0.00000000206115362243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000000758256042791191">
                <text:p>0.000000000758256042791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000000278946809286892">
                <text:p>0.000000000278946809286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000000102618796317019">
                <text:p>0.000000000102618796317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000000037751345442791">
                <text:p>0.000000000037751345442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000013887943864964">
                <text:p>0.000000000013887943864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00000000510908902806333">
                <text:p>0.00000000000510908902806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0000000187952881653908">
                <text:p>0.00000000000187952881653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00000000069144001069402">
                <text:p>0.00000000000069144001069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00000000254366564737692">
                <text:p>0.000000000000254366564737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0000000000935762296884018">
                <text:p>0.0000000000000935762296884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0000000000344247710846998">
                <text:p>0.0000000000000344247710846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0000000000126641655490942">
                <text:p>0.0000000000000126641655490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.6588861451034E-015">
                <text:p>4.6588861451034E-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71390843154201E-015">
                <text:p>1.71390843154201E-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.30511676014699E-016">
                <text:p>6.30511676014699E-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31952283024357E-016">
                <text:p>2.31952283024357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.53304762574406E-017">
                <text:p>8.53304762574406E-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13913279204803E-017">
                <text:p>3.13913279204803E-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15482241730158E-017">
                <text:p>1.15482241730158E-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.24835425529159E-018">
                <text:p>4.24835425529159E-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56288218933499E-018">
                <text:p>1.56288218933499E-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.74952226429356E-019">
                <text:p>5.74952226429356E-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11513103759108E-019">
                <text:p>2.11513103759108E-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.7811322411338E-020">
                <text:p>7.7811322411338E-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86251858054939E-020">
                <text:p>2.86251858054939E-0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05306173575538E-020">
                <text:p>1.05306173575538E-0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87399762868719E-021">
                <text:p>3.87399762868719E-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42516408274094E-021">
                <text:p>1.42516408274094E-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24288566336346E-022">
                <text:p>5.24288566336346E-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92874984796392E-022">
                <text:p>1.92874984796392E-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.0954741622847E-023">
                <text:p>7.0954741622847E-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6102790696677E-023">
                <text:p>2.6102790696677E-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